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13.24pt" svg:y="586.54pt">
            <draw:object draw:notify-on-update-of-ranges="Sheet1.E2:Sheet1.E22 Sheet1.B2:Sheet1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7.43pt" svg:y="320.63pt">
            <draw:object draw:notify-on-update-of-ranges="Sheet1.D2:Sheet1.D22 Sheet1.B2:Sheet1.B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N/Layers</text:p>
          </table:table-cell>
          <table:table-cell office:value-type="string" calcext:value-type="string">
            <text:p>Lattice a</text:p>
          </table:table-cell>
          <table:table-cell office:value-type="string" calcext:value-type="string">
            <text:p>Lattice b</text:p>
          </table:table-cell>
          <table:table-cell office:value-type="string" calcext:value-type="string">
            <text:p>Lattice c</text:p>
          </table:table-cell>
          <table:table-cell/>
          <table:table-cell office:value-type="string" calcext:value-type="string">
            <text:p>Bond Length</text:p>
          </table:table-cell>
          <table:table-cell office:value-type="string" calcext:value-type="string">
            <text:p>Ba_1 – Si</text:p>
          </table:table-cell>
          <table:table-cell office:value-type="string" calcext:value-type="string">
            <text:p>Ba_2 – Si</text:p>
          </table:table-cell>
          <table:table-cell office:value-type="string" calcext:value-type="string">
            <text:p>Si – Si</text:p>
          </table:table-cell>
          <table:table-cell office:value-type="string" calcext:value-type="string">
            <text:p>Ba – Ba</text:p>
          </table:table-cell>
        </table:table-row>
        <table:table-row table:style-name="ro1">
          <table:table-cell office:value-type="string" calcext:value-type="string">
            <text:p>Bulk</text:p>
          </table:table-cell>
          <table:table-cell office:value-type="float" office:value="0" calcext:value-type="float">
            <text:p>0</text:p>
          </table:table-cell>
          <table:table-cell office:value-type="float" office:value="8.9261" calcext:value-type="float">
            <text:p>8.9261</text:p>
          </table:table-cell>
          <table:table-cell office:value-type="float" office:value="6.7202" calcext:value-type="float">
            <text:p>6.7202</text:p>
          </table:table-cell>
          <table:table-cell office:value-type="float" office:value="11.5032" calcext:value-type="float">
            <text:p>11.5032</text:p>
          </table:table-cell>
          <table:table-cell table:number-columns-repeated="2"/>
          <table:table-cell office:value-type="string" calcext:value-type="string">
            <text:p>3.37 – 3.60</text:p>
          </table:table-cell>
          <table:table-cell office:value-type="string" calcext:value-type="string">
            <text:p>3.43 – 3.75</text:p>
          </table:table-cell>
          <table:table-cell office:value-type="string" calcext:value-type="string">
            <text:p>2.41 – 2.45</text:p>
          </table:table-cell>
          <table:table-cell office:value-type="string" calcext:value-type="string">
            <text:p>4.36 – 4.65</text:p>
          </table:table-cell>
        </table:table-row>
        <table:table-row table:style-name="ro1">
          <table:table-cell office:value-type="string" calcext:value-type="string">
            <text:p>1 Layer</text:p>
          </table:table-cell>
          <table:table-cell office:value-type="float" office:value="1" calcext:value-type="float">
            <text:p>1</text:p>
          </table:table-cell>
          <table:table-cell office:value-type="float" office:value="18.7129" calcext:value-type="float">
            <text:p>18.7129</text:p>
          </table:table-cell>
          <table:table-cell office:value-type="float" office:value="6.5389" calcext:value-type="float">
            <text:p>6.5389</text:p>
          </table:table-cell>
          <table:table-cell office:value-type="float" office:value="10.8706" calcext:value-type="float">
            <text:p>10.8706</text:p>
          </table:table-cell>
          <table:table-cell table:number-columns-repeated="2"/>
          <table:table-cell office:value-type="string" calcext:value-type="string">
            <text:p>3.45 – 3.63</text:p>
          </table:table-cell>
          <table:table-cell office:value-type="string" calcext:value-type="string">
            <text:p>3.48 – 3.71</text:p>
          </table:table-cell>
          <table:table-cell office:value-type="string" calcext:value-type="string">
            <text:p>2.41 – 2.45</text:p>
          </table:table-cell>
          <table:table-cell office:value-type="string" calcext:value-type="string">
            <text:p>4.41 – 4.42</text:p>
          </table:table-cell>
        </table:table-row>
        <table:table-row table:style-name="ro1">
          <table:table-cell office:value-type="string" calcext:value-type="string">
            <text:p>2 Layer</text:p>
          </table:table-cell>
          <table:table-cell office:value-type="float" office:value="2" calcext:value-type="float">
            <text:p>2</text:p>
          </table:table-cell>
          <table:table-cell office:value-type="float" office:value="24.0583" calcext:value-type="float">
            <text:p>24.0583</text:p>
          </table:table-cell>
          <table:table-cell office:value-type="float" office:value="6.5667" calcext:value-type="float">
            <text:p>6.5667</text:p>
          </table:table-cell>
          <table:table-cell office:value-type="float" office:value="11.2014" calcext:value-type="float">
            <text:p>11.2014</text:p>
          </table:table-cell>
          <table:table-cell table:number-columns-repeated="2"/>
          <table:table-cell table:number-columns-repeated="2" office:value-type="string" calcext:value-type="string">
            <text:p>3.40 – 3.63</text:p>
          </table:table-cell>
          <table:table-cell office:value-type="string" calcext:value-type="string">
            <text:p>2.41 – 2.45</text:p>
          </table:table-cell>
          <table:table-cell office:value-type="string" calcext:value-type="string">
            <text:p>4.41 – 4.71</text:p>
          </table:table-cell>
        </table:table-row>
        <table:table-row table:style-name="ro1">
          <table:table-cell office:value-type="string" calcext:value-type="string">
            <text:p>3 Layer</text:p>
          </table:table-cell>
          <table:table-cell office:value-type="float" office:value="3" calcext:value-type="float">
            <text:p>3</text:p>
          </table:table-cell>
          <table:table-cell office:value-type="float" office:value="28.5746" calcext:value-type="float">
            <text:p>28.5746</text:p>
          </table:table-cell>
          <table:table-cell office:value-type="float" office:value="6.6199" calcext:value-type="float">
            <text:p>6.6199</text:p>
          </table:table-cell>
          <table:table-cell office:value-type="float" office:value="11.3268" calcext:value-type="float">
            <text:p>11.3268</text:p>
          </table:table-cell>
          <table:table-cell table:number-columns-repeated="2"/>
          <table:table-cell office:value-type="string" calcext:value-type="string">
            <text:p>3.40 – 3.63</text:p>
          </table:table-cell>
          <table:table-cell office:value-type="string" calcext:value-type="string">
            <text:p>3.48 – 3.82</text:p>
          </table:table-cell>
          <table:table-cell office:value-type="string" calcext:value-type="string">
            <text:p>2.41 – 2.45</text:p>
          </table:table-cell>
          <table:table-cell office:value-type="string" calcext:value-type="string">
            <text:p>4.41– 4.71</text:p>
          </table:table-cell>
        </table:table-row>
        <table:table-row table:style-name="ro1">
          <table:table-cell office:value-type="string" calcext:value-type="string">
            <text:p>4 Layer</text:p>
          </table:table-cell>
          <table:table-cell office:value-type="float" office:value="4" calcext:value-type="float">
            <text:p>4</text:p>
          </table:table-cell>
          <table:table-cell office:value-type="float" office:value="33.0799" calcext:value-type="float">
            <text:p>33.0799</text:p>
          </table:table-cell>
          <table:table-cell office:value-type="float" office:value="6.6397" calcext:value-type="float">
            <text:p>6.6397</text:p>
          </table:table-cell>
          <table:table-cell office:value-type="float" office:value="11.3705" calcext:value-type="float">
            <text:p>11.3705</text:p>
          </table:table-cell>
          <table:table-cell table:number-columns-repeated="2"/>
          <table:table-cell table:style-name="ce1" office:value-type="string" calcext:value-type="string">
            <text:p>3.40 – 3.63</text:p>
          </table:table-cell>
          <table:table-cell office:value-type="string" calcext:value-type="string">
            <text:p>3.46 – 3.82</text:p>
          </table:table-cell>
          <table:table-cell office:value-type="string" calcext:value-type="string">
            <text:p>2.41 – 2.45</text:p>
          </table:table-cell>
          <table:table-cell office:value-type="string" calcext:value-type="string">
            <text:p>4.41 – 4.71</text:p>
          </table:table-cell>
        </table:table-row>
        <table:table-row table:style-name="ro1">
          <table:table-cell office:value-type="string" calcext:value-type="string">
            <text:p>5 Layer</text:p>
          </table:table-cell>
          <table:table-cell office:value-type="float" office:value="5" calcext:value-type="float">
            <text:p>5</text:p>
          </table:table-cell>
          <table:table-cell office:value-type="float" office:value="37.4234" calcext:value-type="float">
            <text:p>37.4234</text:p>
          </table:table-cell>
          <table:table-cell office:value-type="float" office:value="6.6695" calcext:value-type="float">
            <text:p>6.6695</text:p>
          </table:table-cell>
          <table:table-cell office:value-type="float" office:value="11.4003" calcext:value-type="float">
            <text:p>11.4003</text:p>
          </table:table-cell>
          <table:table-cell table:number-columns-repeated="2"/>
          <table:table-cell office:value-type="string" calcext:value-type="string">
            <text:p>3.40 – 3.63</text:p>
          </table:table-cell>
          <table:table-cell office:value-type="string" calcext:value-type="string">
            <text:p>3.46 – 3.82</text:p>
          </table:table-cell>
          <table:table-cell office:value-type="string" calcext:value-type="string">
            <text:p>2.41 – 2.45</text:p>
          </table:table-cell>
          <table:table-cell office:value-type="string" calcext:value-type="string">
            <text:p>4.41 – 4.71</text:p>
          </table:table-cell>
        </table:table-row>
        <table:table-row table:style-name="ro1">
          <table:table-cell office:value-type="string" calcext:value-type="string">
            <text:p>6 Layer</text:p>
          </table:table-cell>
          <table:table-cell office:value-type="float" office:value="6" calcext:value-type="float">
            <text:p>6</text:p>
          </table:table-cell>
          <table:table-cell office:value-type="float" office:value="41.8914" calcext:value-type="float">
            <text:p>41.8914</text:p>
          </table:table-cell>
          <table:table-cell office:value-type="float" office:value="6.6719" calcext:value-type="float">
            <text:p>6.6719</text:p>
          </table:table-cell>
          <table:table-cell office:value-type="float" office:value="11.4194" calcext:value-type="float">
            <text:p>11.4194</text:p>
          </table:table-cell>
          <table:table-cell table:number-columns-repeated="2"/>
          <table:table-cell office:value-type="string" calcext:value-type="string">
            <text:p>3.40 – 3.63</text:p>
          </table:table-cell>
          <table:table-cell office:value-type="string" calcext:value-type="string">
            <text:p>3.46 – 3.82</text:p>
          </table:table-cell>
          <table:table-cell office:value-type="string" calcext:value-type="string">
            <text:p>2.41 – 2.45</text:p>
          </table:table-cell>
          <table:table-cell office:value-type="string" calcext:value-type="string">
            <text:p>4.41 – 4.71</text:p>
          </table:table-cell>
        </table:table-row>
        <table:table-row table:style-name="ro1">
          <table:table-cell office:value-type="string" calcext:value-type="string">
            <text:p>7 Layer</text:p>
          </table:table-cell>
          <table:table-cell office:value-type="float" office:value="7" calcext:value-type="float">
            <text:p>7</text:p>
          </table:table-cell>
          <table:table-cell office:value-type="float" office:value="46.3482" calcext:value-type="float">
            <text:p>46.3482</text:p>
          </table:table-cell>
          <table:table-cell office:value-type="float" office:value="6.6771" calcext:value-type="float">
            <text:p>6.6771</text:p>
          </table:table-cell>
          <table:table-cell office:value-type="float" office:value="11.4298" calcext:value-type="float">
            <text:p>11.42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Layer</text:p>
          </table:table-cell>
          <table:table-cell office:value-type="float" office:value="8" calcext:value-type="float">
            <text:p>8</text:p>
          </table:table-cell>
          <table:table-cell office:value-type="float" office:value="50.7464" calcext:value-type="float">
            <text:p>50.7464</text:p>
          </table:table-cell>
          <table:table-cell office:value-type="float" office:value="6.6894" calcext:value-type="float">
            <text:p>6.6894</text:p>
          </table:table-cell>
          <table:table-cell office:value-type="float" office:value="11.4396" calcext:value-type="float">
            <text:p>11.4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Layer</text:p>
          </table:table-cell>
          <table:table-cell office:value-type="float" office:value="9" calcext:value-type="float">
            <text:p>9</text:p>
          </table:table-cell>
          <table:table-cell office:value-type="float" office:value="55.2088" calcext:value-type="float">
            <text:p>55.2088</text:p>
          </table:table-cell>
          <table:table-cell office:value-type="float" office:value="6.679" calcext:value-type="float">
            <text:p>6.679</text:p>
          </table:table-cell>
          <table:table-cell office:value-type="float" office:value="11.4422" calcext:value-type="float">
            <text:p>11.44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Layer</text:p>
          </table:table-cell>
          <table:table-cell office:value-type="float" office:value="10" calcext:value-type="float">
            <text:p>10</text:p>
          </table:table-cell>
          <table:table-cell office:value-type="float" office:value="59.6483" calcext:value-type="float">
            <text:p>59.6483</text:p>
          </table:table-cell>
          <table:table-cell office:value-type="float" office:value="6.6971" calcext:value-type="float">
            <text:p>6.6971</text:p>
          </table:table-cell>
          <table:table-cell office:value-type="float" office:value="11.454" calcext:value-type="float">
            <text:p>11.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Layer</text:p>
          </table:table-cell>
          <table:table-cell office:value-type="float" office:value="11" calcext:value-type="float">
            <text:p>11</text:p>
          </table:table-cell>
          <table:table-cell office:value-type="float" office:value="64.1063" calcext:value-type="float">
            <text:p>64.1063</text:p>
          </table:table-cell>
          <table:table-cell office:value-type="float" office:value="6.6955" calcext:value-type="float">
            <text:p>6.6955</text:p>
          </table:table-cell>
          <table:table-cell office:value-type="float" office:value="11.458" calcext:value-type="float">
            <text:p>11.4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Layer</text:p>
          </table:table-cell>
          <table:table-cell office:value-type="float" office:value="12" calcext:value-type="float">
            <text:p>12</text:p>
          </table:table-cell>
          <table:table-cell office:value-type="float" office:value="68.5473" calcext:value-type="float">
            <text:p>68.5473</text:p>
          </table:table-cell>
          <table:table-cell office:value-type="float" office:value="6.697" calcext:value-type="float">
            <text:p>6.697</text:p>
          </table:table-cell>
          <table:table-cell office:value-type="float" office:value="11.4575" calcext:value-type="float">
            <text:p>11.4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 Layer</text:p>
          </table:table-cell>
          <table:table-cell office:value-type="float" office:value="13" calcext:value-type="float">
            <text:p>13</text:p>
          </table:table-cell>
          <table:table-cell office:value-type="float" office:value="72.988" calcext:value-type="float">
            <text:p>72.988</text:p>
          </table:table-cell>
          <table:table-cell office:value-type="float" office:value="6.7016" calcext:value-type="float">
            <text:p>6.7016</text:p>
          </table:table-cell>
          <table:table-cell office:value-type="float" office:value="11.4647" calcext:value-type="float">
            <text:p>11.46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 Layer</text:p>
          </table:table-cell>
          <table:table-cell office:value-type="float" office:value="14" calcext:value-type="float">
            <text:p>14</text:p>
          </table:table-cell>
          <table:table-cell office:value-type="float" office:value="77.438" calcext:value-type="float">
            <text:p>77.438</text:p>
          </table:table-cell>
          <table:table-cell office:value-type="float" office:value="6.7048" calcext:value-type="float">
            <text:p>6.7048</text:p>
          </table:table-cell>
          <table:table-cell office:value-type="float" office:value="11.463" calcext:value-type="float">
            <text:p>11.4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 Layer</text:p>
          </table:table-cell>
          <table:table-cell office:value-type="float" office:value="15" calcext:value-type="float">
            <text:p>15</text:p>
          </table:table-cell>
          <table:table-cell office:value-type="float" office:value="81.8889" calcext:value-type="float">
            <text:p>81.8889</text:p>
          </table:table-cell>
          <table:table-cell office:value-type="float" office:value="6.6997" calcext:value-type="float">
            <text:p>6.6997</text:p>
          </table:table-cell>
          <table:table-cell office:value-type="float" office:value="11.4675" calcext:value-type="float">
            <text:p>11.4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 Layer</text:p>
          </table:table-cell>
          <table:table-cell office:value-type="float" office:value="16" calcext:value-type="float">
            <text:p>16</text:p>
          </table:table-cell>
          <table:table-cell office:value-type="float" office:value="86.332" calcext:value-type="float">
            <text:p>86.332</text:p>
          </table:table-cell>
          <table:table-cell office:value-type="float" office:value="6.7025" calcext:value-type="float">
            <text:p>6.7025</text:p>
          </table:table-cell>
          <table:table-cell office:value-type="float" office:value="11.4669" calcext:value-type="float">
            <text:p>11.46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 Layer</text:p>
          </table:table-cell>
          <table:table-cell office:value-type="float" office:value="17" calcext:value-type="float">
            <text:p>17</text:p>
          </table:table-cell>
          <table:table-cell office:value-type="float" office:value="90.8486" calcext:value-type="float">
            <text:p>90.8486</text:p>
          </table:table-cell>
          <table:table-cell office:value-type="float" office:value="6.7045" calcext:value-type="float">
            <text:p>6.7045</text:p>
          </table:table-cell>
          <table:table-cell office:value-type="float" office:value="11.474" calcext:value-type="float">
            <text:p>11.4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 Layer</text:p>
          </table:table-cell>
          <table:table-cell office:value-type="float" office:value="18" calcext:value-type="float">
            <text:p>18</text:p>
          </table:table-cell>
          <table:table-cell office:value-type="float" office:value="95.244" calcext:value-type="float">
            <text:p>95.244</text:p>
          </table:table-cell>
          <table:table-cell office:value-type="float" office:value="6.7019" calcext:value-type="float">
            <text:p>6.7019</text:p>
          </table:table-cell>
          <table:table-cell office:value-type="float" office:value="11.4723" calcext:value-type="float">
            <text:p>11.47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 Layer</text:p>
          </table:table-cell>
          <table:table-cell office:value-type="float" office:value="19" calcext:value-type="float">
            <text:p>19</text:p>
          </table:table-cell>
          <table:table-cell office:value-type="float" office:value="99.6751" calcext:value-type="float">
            <text:p>99.6751</text:p>
          </table:table-cell>
          <table:table-cell office:value-type="float" office:value="6.7053" calcext:value-type="float">
            <text:p>6.7053</text:p>
          </table:table-cell>
          <table:table-cell office:value-type="float" office:value="11.468" calcext:value-type="float">
            <text:p>11.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 Layer</text:p>
          </table:table-cell>
          <table:table-cell office:value-type="float" office:value="20" calcext:value-type="float">
            <text:p>20</text:p>
          </table:table-cell>
          <table:table-cell office:value-type="float" office:value="104.1493" calcext:value-type="float">
            <text:p>104.1493</text:p>
          </table:table-cell>
          <table:table-cell office:value-type="float" office:value="6.7066" calcext:value-type="float">
            <text:p>6.7066</text:p>
          </table:table-cell>
          <table:table-cell office:value-type="float" office:value="11.4734" calcext:value-type="float">
            <text:p>11.473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09:59:26.096798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15:01:52.032918176</meta:creation-date>
    <dc:date>2020-09-01T11:23:55.855273737</dc:date>
    <meta:editing-duration>PT43M31S</meta:editing-duration>
    <meta:editing-cycles>5</meta:editing-cycles>
    <meta:generator>LibreOffice/6.0.7.3$Linux_X86_64 LibreOffice_project/00m0$Build-3</meta:generator>
    <meta:document-statistic meta:table-count="1" meta:cell-count="1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931cm" svg:y="0.316cm" chart:style-name="ch2">
          <text:p>Lattice Constant - C</text:p>
        </chart:title>
        <chart:legend chart:legend-position="end" svg:x="13.146cm" svg:y="4.204cm" style:legend-expansion="high" chart:style-name="ch3"/>
        <chart:plot-area chart:style-name="ch4" table:cell-range-address="Sheet1.B2:Sheet1.B22 Sheet1.E2:Sheet1.E22" svg:x="0.319cm" svg:y="1.275cm" svg:width="12.508cm" svg:height="7.551cm">
          <chartooo:coordinate-region svg:x="1.231cm" svg:y="1.475cm" svg:width="11.409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22" chart:class="chart:scatter">
            <chart:domain table:cell-range-address="Sheet1.B2:Sheet1.B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22</svg:desc>
                </draw:g>
              </table:table-cell>
              <table:table-cell office:value-type="float" office:value="11.5032">
                <text:p>11.5032</text:p>
                <draw:g>
                  <svg:desc>Sheet1.E2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8706">
                <text:p>10.8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.2014">
                <text:p>11.2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1.3268">
                <text:p>11.32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.3705">
                <text:p>11.3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.4003">
                <text:p>11.4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.4194">
                <text:p>11.41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.4298">
                <text:p>11.42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1.4396">
                <text:p>11.4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.4422">
                <text:p>11.44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.454">
                <text:p>11.4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.458">
                <text:p>11.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.4575">
                <text:p>11.45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.4647">
                <text:p>11.46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.463">
                <text:p>11.4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.4675">
                <text:p>11.46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1.4669">
                <text:p>11.46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.474">
                <text:p>11.4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1.4723">
                <text:p>11.47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1.468">
                <text:p>11.4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1.4734">
                <text:p>11.4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46cm" svg:y="0.316cm" chart:style-name="ch2">
          <text:p>Lattice Constant - B</text:p>
        </chart:title>
        <chart:legend chart:legend-position="end" svg:x="13.148cm" svg:y="4.201cm" style:legend-expansion="high" chart:style-name="ch3"/>
        <chart:plot-area chart:style-name="ch4" table:cell-range-address="Sheet1.B2:Sheet1.B22 Sheet1.D2:Sheet1.D22" svg:x="0.32cm" svg:y="1.275cm" svg:width="12.508cm" svg:height="7.545cm">
          <chartooo:coordinate-region svg:x="1.232cm" svg:y="1.474cm" svg:width="11.409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2" chart:class="chart:scatter">
            <chart:domain table:cell-range-address="Sheet1.B2:Sheet1.B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22</svg:desc>
                </draw:g>
              </table:table-cell>
              <table:table-cell office:value-type="float" office:value="6.7202">
                <text:p>6.7202</text:p>
                <draw:g>
                  <svg:desc>Sheet1.D2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5389">
                <text:p>6.5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5667">
                <text:p>6.5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.6199">
                <text:p>6.6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.6397">
                <text:p>6.6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.6695">
                <text:p>6.66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6719">
                <text:p>6.67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.6771">
                <text:p>6.6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.6894">
                <text:p>6.68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.679">
                <text:p>6.6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.6971">
                <text:p>6.69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.6955">
                <text:p>6.69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6.697">
                <text:p>6.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.7016">
                <text:p>6.7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.7048">
                <text:p>6.70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6.6997">
                <text:p>6.6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.7025">
                <text:p>6.7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.7045">
                <text:p>6.7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.7019">
                <text:p>6.70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.7053">
                <text:p>6.70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6.7066">
                <text:p>6.70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